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Serif1" svg:font-family="LiberationSerif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LiberationSerif" fo:font-size="16pt" style:font-size-asian="16pt" style:font-name-complex="LiberationSerif1" style:font-size-complex="16pt"/>
    </style:style>
    <style:style style:name="P2" style:family="paragraph" style:parent-style-name="Standard">
      <style:text-properties fo:color="#00000a" style:font-name="Times New Roman" fo:font-size="16pt" style:font-name-asian="Times New Roman1" style:font-size-asian="16pt" style:font-name-complex="Times New Roman1" style:font-size-complex="16pt"/>
    </style:style>
    <style:style style:name="P3" style:family="paragraph" style:parent-style-name="Standard" style:master-page-name="Standard">
      <style:paragraph-properties style:page-number="auto"/>
      <style:text-properties fo:color="#00000a" style:font-name="LiberationSerif" fo:font-size="16pt" style:font-size-asian="16pt" style:font-name-complex="LiberationSerif1" style:font-size-complex="16pt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color="#00000a" style:font-name="Times New Roman" fo:font-size="16pt" style:font-name-asian="Times New Roman1" style:font-size-asian="16pt" style:font-name-complex="Times New Roman1" style:font-size-complex="16pt"/>
    </style:style>
    <style:style style:name="P5" style:family="paragraph" style:parent-style-name="Heading_20_3" style:list-style-name="WWNum2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p reduce operation with suitable example using MongoDB.</text:p>
      <text:p text:style-name="P1">Collection contains: id, name, email, work, dob, age, gender, salary, hobbies like: writing, reading, aerobics, music, dancing, singing, cooking……etc.</text:p>
      <text:list xml:id="list231044187" text:style-name="WWNum2">
        <text:list-item>
          <text:list>
            <text:list-item>
              <text:list>
                <text:list-item>
                  <text:h text:style-name="P5" text:outline-level="3">Get the count of Males and Females</text:h>
                </text:list-item>
              </text:list>
            </text:list-item>
          </text:list>
        </text:list-item>
      </text:list>
      <text:p text:style-name="P2">var mapper = function () {</text:p>
      <text:p text:style-name="P4">    emit(this.gender, 1);</text:p>
      <text:p text:style-name="P2">};</text:p>
      <text:p text:style-name="P2"> var reducer = function(gender, count){</text:p>
      <text:p text:style-name="P2">    return Array.sum(count);</text:p>
      <text:p text:style-name="P2">};</text:p>
      <text:p text:style-name="P2">db.sourceData.mapReduce(</text:p>
      <text:p text:style-name="P2">    mapper,</text:p>
      <text:p text:style-name="P2">    reducer,</text:p>
      <text:p text:style-name="P2">    {</text:p>
      <text:p text:style-name="P2">        out : "example1_results"</text:p>
      <text:p text:style-name="P2">    }</text:p>
      <text:p text:style-name="P2">);</text:p>
      <text:p text:style-name="P2"> </text:p>
      <text:p text:style-name="P2">db.example1_results.find()</text:p>
      <text:list xml:id="list580315400" text:continue-numbering="true" text:style-name="WWNum2">
        <text:list-item>
          <text:list>
            <text:list-item>
              <text:list>
                <text:list-item>
                  <text:h text:style-name="P5" text:outline-level="3">Count the number of users in each hobby</text:h>
                </text:list-item>
              </text:list>
            </text:list-item>
          </text:list>
        </text:list-item>
      </text:list>
      <text:p text:style-name="Text_20_body"><text:span text:style-name="T1"/></text:p>
      <text:p text:style-name="Text_20_body"><text:soft-page-break/><text:span text:style-name="T1">&gt; var mapper1=function(){ for(i=0;i&lt;this.hobbies.length;i++){ emit(this.hobbies[i],1); } };</text:span></text:p>
      <text:p text:style-name="Text_20_body"><text:span text:style-name="T1">&gt; var reducer1=function(gender,value){ return Array.sum(value) }</text:span></text:p>
      <text:p text:style-name="Text_20_body"><text:span text:style-name="T1">&gt; db.user.mapReduce(mapper1,reducer1,{out:"result1"})</text:span></text:p>
      <text:p text:style-name="Text_20_body"><text:span text:style-name="T1">{</text:span></text:p>
      <text:p text:style-name="Text_20_body"><text:span text:style-name="T1"><text:tab/>"result" : "result1",</text:span></text:p>
      <text:p text:style-name="Text_20_body"><text:span text:style-name="T1"><text:tab/>"timeMillis" : 5,</text:span></text:p>
      <text:p text:style-name="Text_20_body"><text:span text:style-name="T1"><text:tab/>"counts" : {</text:span></text:p>
      <text:p text:style-name="Text_20_body"><text:span text:style-name="T1"><text:tab/><text:tab/>"input" : 8,</text:span></text:p>
      <text:p text:style-name="Text_20_body"><text:span text:style-name="T1"><text:tab/><text:tab/>"emit" : 26,</text:span></text:p>
      <text:p text:style-name="Text_20_body"><text:span text:style-name="T1"><text:tab/><text:tab/>"reduce" : 7,</text:span></text:p>
      <text:p text:style-name="Text_20_body"><text:span text:style-name="T1"><text:tab/><text:tab/>"output" : 7</text:span></text:p>
      <text:p text:style-name="Text_20_body"><text:span text:style-name="T1"><text:tab/>},</text:span></text:p>
      <text:p text:style-name="Text_20_body"><text:span text:style-name="T1"><text:tab/>"ok" : 1,</text:span></text:p>
      <text:p text:style-name="Text_20_body"><text:span text:style-name="T1">}</text:span></text:p>
      <text:p text:style-name="Text_20_body"><text:span text:style-name="T1">&gt; db.result1.find()</text:span></text:p>
      <text:p text:style-name="Text_20_body"><text:span text:style-name="T1">{ "_id" : "aerobics", "value" : 4 }</text:span></text:p>
      <text:p text:style-name="Text_20_body"><text:span text:style-name="T1">{ "_id" : "cooking", "value" : 3 }</text:span></text:p>
      <text:p text:style-name="Text_20_body"><text:span text:style-name="T1">{ "_id" : "dancing", "value" : 3 }</text:span></text:p>
      <text:p text:style-name="Text_20_body"><text:span text:style-name="T1">{ "_id" : "music", "value" : 3 }</text:span></text:p>
      <text:p text:style-name="Text_20_body"><text:span text:style-name="T1">{ "_id" : "reading", "value" : 4 }</text:span></text:p>
      <text:p text:style-name="Text_20_body"><text:span text:style-name="T1">{ "_id" : "singing", "value" : 4 }</text:span></text:p>
      <text:p text:style-name="Text_20_body"><text:soft-page-break/><text:span text:style-name="T1">{ "_id" : "writing", "value" : 5 }</text:span></text:p>
      <text:p text:style-name="Text_20_body"><text:span text:style-name="T1">&gt; 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Serif1" svg:font-family="LiberationSerif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WenQuanYi Micro Hei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>
          <style:tab-stop style:position="1.27cm"/>
        </style:tab-stops>
      </style:paragraph-properties>
      <style:text-properties style:use-window-font-color="true" style:font-name="Calibri" style:font-name-asian="WenQuanYi Micro Hei" style:font-name-complex="Calibri1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.27cm" fo:margin-right="0cm" fo:margin-top="0.049cm" fo:margin-bottom="0.049cm" style:line-height-at-least="0.176cm" fo:text-indent="-1.27cm" style:auto-text-indent="false">
        <style:tab-stops>
          <style:tab-stop style:position="1.27cm"/>
          <style:tab-stop style:position="2.54cm"/>
        </style:tab-stops>
      </style:paragraph-properties>
      <style:text-properties fo:color="#00000a"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caption" style:family="paragraph" style:parent-style-name="Standard" style:default-outline-level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color="#00000a"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36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</meta:initial-creator>
    <dc:creator>SL-II-III-06 </dc:creator>
    <meta:editing-cycles>4</meta:editing-cycles>
    <meta:creation-date>2016-08-30T04:05:00</meta:creation-date>
    <dc:date>2016-09-02T15:28:50</dc:date>
    <meta:editing-duration>P0D</meta:editing-duration>
    <meta:generator>LibreOffice/3.5$Linux_X86_64 LibreOffice_project/350m1$Build-2</meta:generator>
    <meta:document-statistic meta:table-count="0" meta:image-count="0" meta:object-count="0" meta:page-count="3" meta:paragraph-count="42" meta:word-count="170" meta:character-count="1134" meta:non-whitespace-character-count="93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